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style:style style:name="T12" style:family="text">
      <style:text-properties style:font-name="Calibri1" fo:background-color="#ffff00"/>
    </style:style>
    <style:style style:name="T13" style:family="text">
      <style:text-properties style:font-name="Calibri1"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text:span><text:span text:style-name="T6">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4" text:outline-level="2">Rozdział IV</text:h>
      <text:p text:style-name="P9">Tymczasem w Stambule</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 Trembowli ruszył i dalsze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span></text:p>
      <text:p text:style-name="P9"><text:span text:style-name="T6">"Wielce miła moja serca a duszy pociecho... Zbliżylim się przeto do Kamieńca, już tam tylko wróg nasz zamknięty, bo gdzie indziej wszędy Opatrzność nam poszczęściła i Podole już prawie od Turków wolne. A jednak daleko nam jeszcze do końca tej wojny, bo w Kamieńcu zamknięci jako w twierdzy siedzą. "</text:span></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text:soft-page-break/>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16T13:43:46.06</dc:date>
    <meta:editing-cycles>854</meta:editing-cycles>
    <meta:editing-duration>P2DT10H51M22S</meta:editing-duration>
    <meta:document-statistic meta:table-count="0" meta:image-count="0" meta:object-count="0" meta:page-count="16" meta:paragraph-count="142" meta:word-count="7408" meta:character-count="5012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